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paragraph-rsid="001fed7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21b0e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234fc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paragraph-rsid="00234fc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22pt" officeooo:rsid="001fed77" officeooo:paragraph-rsid="001fed77" style:font-size-asian="19.25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14pt" officeooo:rsid="00234fcb" officeooo:paragraph-rsid="00234fcb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1b0e3" officeooo:paragraph-rsid="0021b0e3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1b0e3" officeooo:paragraph-rsid="001fed77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fed77" officeooo:paragraph-rsid="001fed77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2365ee" officeooo:paragraph-rsid="002365ee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34fcb" officeooo:paragraph-rsid="00234fc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365ee" officeooo:paragraph-rsid="00234fc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365ee" officeooo:paragraph-rsid="002365ee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paragraph-rsid="00251b0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fed77" officeooo:paragraph-rsid="001fed77" style:font-size-asian="16pt" style:font-weight-asian="bold" style:font-size-complex="16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font-size="22pt" style:text-underline-style="solid" style:text-underline-width="auto" style:text-underline-color="font-color" fo:font-weight="bold" officeooo:rsid="001fed77" officeooo:paragraph-rsid="001fed77" style:font-size-asian="19.25pt" style:font-weight-asian="bold" style:font-size-complex="22pt" style:font-weight-complex="bold"/>
    </style:style>
    <style:style style:name="T1" style:family="text">
      <style:text-properties officeooo:rsid="001fed77"/>
    </style:style>
    <style:style style:name="T2" style:family="text">
      <style:text-properties officeooo:rsid="0021b0e3"/>
    </style:style>
    <style:style style:name="T3" style:family="text">
      <style:text-properties officeooo:rsid="00234fcb"/>
    </style:style>
    <style:style style:name="T4" style:family="text">
      <style:text-properties officeooo:rsid="001c51c1"/>
    </style:style>
    <style:style style:name="T5" style:family="text">
      <style:text-properties officeooo:rsid="002365ee"/>
    </style:style>
    <style:style style:name="T6" style:family="text">
      <style:text-properties fo:font-size="14pt" officeooo:rsid="00234fcb" style:font-size-asian="14pt" style:font-size-complex="14pt"/>
    </style:style>
    <style:style style:name="T7" style:family="text">
      <style:text-properties fo:font-size="14pt" fo:font-weight="normal" officeooo:rsid="00234fcb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ocumentation technique</text:p>
      <text:p text:style-name="P5"/>
      <text:p text:style-name="P14"><text:span text:style-name="T2">1. IHM Tableau 1 :</text:span></text:p>
      <text:p text:style-name="P14"><text:span text:style-name="T7">Cet IHM permet :</text:span></text:p>
      <text:p text:style-name="P6"><text:s/>-d'obtenir le taux d'occupation des lits par période et pour un service choisi par l'utilisateur d'une part,</text:p>
      <text:p text:style-name="P3"><text:span text:style-name="T3">-d'obtenir le taux d'occupation des lits pour l'année 2018 de la totalité de </text:span><text:span text:style-name="T4">l’hôpital </text:span><text:span text:style-name="T3">d'autre part.</text:span></text:p>
      <text:p text:style-name="P6"/>
      <text:p text:style-name="P3"><text:span text:style-name="T2">On</text:span><text:span text:style-name="T1"> récupère les différents services de la base de donnée grâce à la fonction getServices() dans la classe passerelle afin de remplir la combobox </text:span><text:span text:style-name="T3">cmbServices</text:span><text:span text:style-name="T1">.</text:span></text:p>
      <text:p text:style-name="P7"/>
      <text:p text:style-name="P4"><text:span text:style-name="T2">La période est choisie grâce à deux combobox </text:span><text:span text:style-name="T3">cmbMois2</text:span><text:span text:style-name="T2"> et </text:span><text:span text:style-name="T3">cmbMois3</text:span><text:span text:style-name="T2"> que l'on remplie chacun avec une liste de mois. </text:span><text:span text:style-name="T3">CmbMois2 est le début de la période et cmbMois3 est la fin de la période.</text:span></text:p>
      <text:p text:style-name="P11"/>
      <text:p text:style-name="P4"><text:span text:style-name="T2">Le bouton btn</text:span><text:span text:style-name="T5">ValidPeriodeService</text:span><text:span text:style-name="T2"> récupère les informations choisies dans les combobox et affiche le diagramme sur une nouvelle page rempli avec ces informations.</text:span></text:p>
      <text:p text:style-name="P12"/>
      <text:p text:style-name="P13">Pour le taux d'occupation total de l’hôpital, </text:p>
      <text:p text:style-name="P9"/>
      <text:p text:style-name="P15">2. IHM Tableau 2 :</text:p>
      <text:p text:style-name="P15"/>
      <text:p text:style-name="P9">Cet IHM permet d'obtenir la durée moyenne de séjour pour un service choisi, pour chaque mois et sur une période. </text:p>
      <text:p text:style-name="P8"/>
      <text:p text:style-name="P1"><text:span text:style-name="T2">On</text:span><text:span text:style-name="T1"> récupère les différents services de la base de donnée grâce à la fonction getServices() dans la classe passerelle afin de remplir la combobox cbboxService.</text:span></text:p>
      <text:p text:style-name="P7"/>
      <text:p text:style-name="P7">Le bouton btnBascule2 « &lt; Page Précédente » permet de revenir à l'IHM 1 en cachant l'IHM 2 avec « this.hide » <text:s/>dans la fonction « btnBascule2_Click » et en affichant l'IHM 1 avec f1.showDialog() ;</text:p>
      <text:p text:style-name="P7"/>
      <text:p text:style-name="P7">La période est choisie grâce à deux combobox cbbdebutperiode et cbbfinperiode que l'on remplie chacun avec une liste de mois.</text:p>
      <text:p text:style-name="P7"/>
      <text:p text:style-name="P2"><text:span text:style-name="T2">Le bouton </text:span><text:span text:style-name="T5">btnvalider</text:span><text:span text:style-name="T2"> récupère les informations choisies dans les combobox et affiche le diagramme sur une nouvelle page rempli avec ces informations.</text:span></text:p>
      <text:p text:style-name="P7"/>
      <text:p text:style-name="P10"/>
      <text:p text:style-name="P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39:27.87</meta:creation-date>
    <dc:date>2018-10-16T14:59:35.82</dc:date>
    <meta:editing-duration>PT7M17S</meta:editing-duration>
    <meta:editing-cycles>2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261" meta:character-count="1577" meta:non-whitespace-character-count="1326"/>
  </office:meta>
</office:document-meta>
</file>